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3.8165594554240001" table:style-name="ce1">
            <text:p>3.816559455</text:p>
          </table:table-cell>
          <table:table-cell office:value-type="float" office:value="5.5759555944960004" table:style-name="ce1">
            <text:p>5.575955594</text:p>
          </table:table-cell>
          <table:table-cell office:value-type="float" office:value="5.4825736933120002" table:style-name="ce1">
            <text:p>5.482573693</text:p>
          </table:table-cell>
          <table:table-cell office:value-type="float" office:value="5.5554275898559995" table:style-name="ce1">
            <text:p>5.55542759</text:p>
          </table:table-cell>
          <table:table-cell office:value-type="float" office:value="5.5977693819200001" table:style-name="ce1">
            <text:p>5.597769382</text:p>
          </table:table-cell>
          <table:table-cell office:value-type="float" office:value="4.4648653353599999" table:style-name="ce1">
            <text:p>4.4648653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1820418960320005" table:style-name="ce1">
            <text:p>5.182041896</text:p>
          </table:table-cell>
          <table:table-cell office:value-type="float" office:value="5.7858459471680002" table:style-name="ce1">
            <text:p>5.785845947</text:p>
          </table:table-cell>
          <table:table-cell office:value-type="float" office:value="4.7623547241280004" table:style-name="ce1">
            <text:p>4.762354724</text:p>
          </table:table-cell>
          <table:table-cell office:value-type="float" office:value="4.7974948989120003" table:style-name="ce1">
            <text:p>4.797494899</text:p>
          </table:table-cell>
          <table:table-cell office:value-type="float" office:value="4.9424549690240003" table:style-name="ce1">
            <text:p>4.942454969</text:p>
          </table:table-cell>
          <table:table-cell office:value-type="float" office:value="4.5942342092800006" table:style-name="ce1">
            <text:p>4.5942342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657675990079992" table:style-name="ce1">
            <text:p>4.465767599</text:p>
          </table:table-cell>
          <table:table-cell office:value-type="float" office:value="5.2461817249280003" table:style-name="ce1">
            <text:p>5.246181725</text:p>
          </table:table-cell>
          <table:table-cell office:value-type="float" office:value="4.8441510307200009" table:style-name="ce1">
            <text:p>4.844151031</text:p>
          </table:table-cell>
          <table:table-cell office:value-type="float" office:value="4.2365740538560006" table:style-name="ce1">
            <text:p>4.236574054</text:p>
          </table:table-cell>
          <table:table-cell office:value-type="float" office:value="3.4484939290240004" table:style-name="ce1">
            <text:p>3.448493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3.165162509691996" table:style-name="ce1">
            <text:p>43.16516251</text:p>
          </table:table-cell>
          <table:table-cell office:value-type="float" office:value="44.568168761308996" table:style-name="ce1">
            <text:p>44.56816876</text:p>
          </table:table-cell>
          <table:table-cell office:value-type="float" office:value="45.098266423993998" table:style-name="ce1">
            <text:p>45.09826642</text:p>
          </table:table-cell>
          <table:table-cell office:value-type="float" office:value="44.64298264755999" table:style-name="ce1">
            <text:p>44.64298265</text:p>
          </table:table-cell>
          <table:table-cell office:value-type="float" office:value="44.817579473902995" table:style-name="ce1">
            <text:p>44.81757947</text:p>
          </table:table-cell>
          <table:table-cell office:value-type="float" office:value="47.100420650340993" table:style-name="ce1">
            <text:p>47.10042065</text:p>
          </table:table-cell>
          <table:table-cell office:value-type="float" office:value="47.474215776641998" table:style-name="ce1">
            <text:p>47.47421578</text:p>
          </table:table-cell>
          <table:table-cell office:value-type="float" office:value="46.681484382108998" table:style-name="ce1">
            <text:p>46.68148438</text:p>
          </table:table-cell>
          <table:table-cell office:value-type="float" office:value="43.919634051823003" table:style-name="ce1">
            <text:p>43.91963405</text:p>
          </table:table-cell>
          <table:table-cell office:value-type="float" office:value="43.240769314054994" table:style-name="ce1">
            <text:p>43.24076931</text:p>
          </table:table-cell>
          <table:table-cell office:value-type="float" office:value="43.835483245917999" table:style-name="ce1">
            <text:p>43.83548325</text:p>
          </table:table-cell>
          <table:table-cell office:value-type="float" office:value="47.093174734766002" table:style-name="ce1">
            <text:p>47.09317473</text:p>
          </table:table-cell>
          <table:table-cell office:value-type="float" office:value="33.949096365024999" table:style-name="ce1">
            <text:p>33.94909637</text:p>
          </table:table-cell>
          <table:table-cell office:value-type="float" office:value="25.624815131282997" table:style-name="ce1">
            <text:p>25.62481513</text:p>
          </table:table-cell>
          <table:table-cell office:value-type="float" office:value="16.465797429436002" table:style-name="ce1">
            <text:p>16.46579743</text:p>
          </table:table-cell>
          <table:table-cell office:value-type="float" office:value="16.668071303572003" table:style-name="ce1">
            <text:p>16.6680713</text:p>
          </table:table-cell>
          <table:table-cell office:value-type="float" office:value="29.412071813651" table:style-name="ce1">
            <text:p>29.41207181</text:p>
          </table:table-cell>
          <table:table-cell office:value-type="float" office:value="45.082018256409" table:style-name="ce1">
            <text:p>45.08201826</text:p>
          </table:table-cell>
          <table:table-cell office:value-type="float" office:value="42.455806980296003" table:style-name="ce1">
            <text:p>42.45580698</text:p>
          </table:table-cell>
          <table:table-cell office:value-type="float" office:value="41.295603332357004" table:style-name="ce1">
            <text:p>41.295603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5.553229769762571" table:style-name="ce1">
            <text:p>5.55322977</text:p>
          </table:table-cell>
          <table:table-cell office:value-type="float" office:value="7.3867574076840956" table:style-name="ce1">
            <text:p>7.386757408</text:p>
          </table:table-cell>
          <table:table-cell office:value-type="float" office:value="7.6980835464545718" table:style-name="ce1">
            <text:p>7.698083546</text:p>
          </table:table-cell>
          <table:table-cell office:value-type="float" office:value="7.692596638005047" table:style-name="ce1">
            <text:p>7.692596638</text:p>
          </table:table-cell>
          <table:table-cell office:value-type="float" office:value="7.6766540934559035" table:style-name="ce1">
            <text:p>7.676654093</text:p>
          </table:table-cell>
          <table:table-cell office:value-type="float" office:value="6.87066545452981" table:style-name="ce1">
            <text:p>6.87066545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7.3515625912959992" table:style-name="ce1">
            <text:p>7.351562591</text:p>
          </table:table-cell>
          <table:table-cell office:value-type="float" office:value="7.7108562744487603" table:style-name="ce1">
            <text:p>7.710856274</text:p>
          </table:table-cell>
          <table:table-cell office:value-type="float" office:value="6.3270599621439993" table:style-name="ce1">
            <text:p>6.327059962</text:p>
          </table:table-cell>
          <table:table-cell office:value-type="float" office:value="6.4542827185332383" table:style-name="ce1">
            <text:p>6.454282719</text:p>
          </table:table-cell>
          <table:table-cell office:value-type="float" office:value="7.3302938332901899" table:style-name="ce1">
            <text:p>7.330293833</text:p>
          </table:table-cell>
          <table:table-cell office:value-type="float" office:value="4.7296976994225712" table:style-name="ce1">
            <text:p>4.7296976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6.3113880524490469" table:style-name="ce1">
            <text:p>6.311388052</text:p>
          </table:table-cell>
          <table:table-cell office:value-type="float" office:value="6.4313303271986673" table:style-name="ce1">
            <text:p>6.431330327</text:p>
          </table:table-cell>
          <table:table-cell office:value-type="float" office:value="5.3219899042357133" table:style-name="ce1">
            <text:p>5.321989904</text:p>
          </table:table-cell>
          <table:table-cell office:value-type="float" office:value="5.1613421190997144" table:style-name="ce1">
            <text:p>5.1613421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4.708597916589476" table:style-name="ce1">
            <text:p>34.70859792</text:p>
          </table:table-cell>
          <table:table-cell office:value-type="float" office:value="42.833922172504963" table:style-name="ce1">
            <text:p>42.83392217</text:p>
          </table:table-cell>
          <table:table-cell office:value-type="float" office:value="46.161660077912813" table:style-name="ce1">
            <text:p>46.16166008</text:p>
          </table:table-cell>
          <table:table-cell office:value-type="float" office:value="45.725714026444642" table:style-name="ce1">
            <text:p>45.72571403</text:p>
          </table:table-cell>
          <table:table-cell office:value-type="float" office:value="45.363601380829692" table:style-name="ce1">
            <text:p>45.36360138</text:p>
          </table:table-cell>
          <table:table-cell office:value-type="float" office:value="43.641016389781726" table:style-name="ce1">
            <text:p>43.64101639</text:p>
          </table:table-cell>
          <table:table-cell office:value-type="float" office:value="40.482712595636002" table:style-name="ce1">
            <text:p>40.4827126</text:p>
          </table:table-cell>
          <table:table-cell office:value-type="float" office:value="44.494524579500663" table:style-name="ce1">
            <text:p>44.49452458</text:p>
          </table:table-cell>
          <table:table-cell office:value-type="float" office:value="44.771018458317748" table:style-name="ce1">
            <text:p>44.77101846</text:p>
          </table:table-cell>
          <table:table-cell office:value-type="float" office:value="37.118380300765999" table:style-name="ce1">
            <text:p>37.1183803</text:p>
          </table:table-cell>
          <table:table-cell office:value-type="float" office:value="38.092637824959922" table:style-name="ce1">
            <text:p>38.09263782</text:p>
          </table:table-cell>
          <table:table-cell office:value-type="float" office:value="45.464340766480277" table:style-name="ce1">
            <text:p>45.46434077</text:p>
          </table:table-cell>
          <table:table-cell office:value-type="float" office:value="23.19354682408748" table:style-name="ce1">
            <text:p>23.19354682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7.0720326904144768" table:style-name="ce1">
            <text:p>7.07203269</text:p>
          </table:table-cell>
          <table:table-cell office:value-type="float" office:value="34.617293169359314" table:style-name="ce1">
            <text:p>34.61729317</text:p>
          </table:table-cell>
          <table:table-cell office:value-type="float" office:value="37.695594645750447" table:style-name="ce1">
            <text:p>37.69559465</text:p>
          </table:table-cell>
          <table:table-cell office:value-type="float" office:value="30.490618339631094" table:style-name="ce1">
            <text:p>30.49061834</text:p>
          </table:table-cell>
          <table:table-cell office:value-type="float" office:value="32.966496497143758" table:style-name="ce1">
            <text:p>32.96649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3834495746800002" table:style-name="ce1">
            <text:p>6.383449575</text:p>
          </table:table-cell>
          <table:table-cell office:value-type="float" office:value="6.4489339228100002" table:style-name="ce1">
            <text:p>6.448933923</text:p>
          </table:table-cell>
          <table:table-cell office:value-type="float" office:value="6.4049834003399999" table:style-name="ce1">
            <text:p>6.4049834</text:p>
          </table:table-cell>
          <table:table-cell office:value-type="float" office:value="6.35756879896" table:style-name="ce1">
            <text:p>6.357568799</text:p>
          </table:table-cell>
          <table:table-cell office:value-type="float" office:value="6.3524722845099992" table:style-name="ce1">
            <text:p>6.352472285</text:p>
          </table:table-cell>
          <table:table-cell office:value-type="float" office:value="6.4293398609699999" table:style-name="ce1">
            <text:p>6.429339861</text:p>
          </table:table-cell>
          <table:table-cell office:value-type="float" office:value="6.4532864348199999" table:style-name="ce1">
            <text:p>6.453286435</text:p>
          </table:table-cell>
          <table:table-cell office:value-type="float" office:value="6.4647493565699996" table:style-name="ce1">
            <text:p>6.464749357</text:p>
          </table:table-cell>
          <table:table-cell office:value-type="float" office:value="6.4427159456299998" table:style-name="ce1">
            <text:p>6.442715946</text:p>
          </table:table-cell>
          <table:table-cell office:value-type="float" office:value="6.4156580426700005" table:style-name="ce1">
            <text:p>6.415658043</text:p>
          </table:table-cell>
          <table:table-cell office:value-type="float" office:value="6.3549382216600003" table:style-name="ce1">
            <text:p>6.354938222</text:p>
          </table:table-cell>
          <table:table-cell office:value-type="float" office:value="6.3718130107799995" table:style-name="ce1">
            <text:p>6.371813011</text:p>
          </table:table-cell>
          <table:table-cell office:value-type="float" office:value="6.3861826526100005" table:style-name="ce1">
            <text:p>6.386182653</text:p>
          </table:table-cell>
          <table:table-cell office:value-type="float" office:value="6.4486613551099996" table:style-name="ce1">
            <text:p>6.448661355</text:p>
          </table:table-cell>
          <table:table-cell office:value-type="float" office:value="6.62229856044" table:style-name="ce1">
            <text:p>6.62229856</text:p>
          </table:table-cell>
          <table:table-cell office:value-type="float" office:value="6.6226384245200007" table:style-name="ce1">
            <text:p>6.622638425</text:p>
          </table:table-cell>
          <table:table-cell office:value-type="float" office:value="6.6008172743100006" table:style-name="ce1">
            <text:p>6.600817274</text:p>
          </table:table-cell>
          <table:table-cell office:value-type="float" office:value="6.4772323270900003" table:style-name="ce1">
            <text:p>6.477232327</text:p>
          </table:table-cell>
          <table:table-cell office:value-type="float" office:value="6.4549614884000004" table:style-name="ce1">
            <text:p>6.454961488</text:p>
          </table:table-cell>
          <table:table-cell office:value-type="float" office:value="6.4551342432100007" table:style-name="ce1">
            <text:p>6.4551342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11.450510404395999" table:style-name="ce1">
            <text:p>11.4505104</text:p>
          </table:table-cell>
          <table:table-cell office:value-type="float" office:value="16.729083305034003" table:style-name="ce1">
            <text:p>16.72908331</text:p>
          </table:table-cell>
          <table:table-cell office:value-type="float" office:value="16.448917194598003" table:style-name="ce1">
            <text:p>16.44891719</text:p>
          </table:table-cell>
          <table:table-cell office:value-type="float" office:value="16.667494805099" table:style-name="ce1">
            <text:p>16.66749481</text:p>
          </table:table-cell>
          <table:table-cell office:value-type="float" office:value="16.794529434305002" table:style-name="ce1">
            <text:p>16.79452943</text:p>
          </table:table-cell>
          <table:table-cell office:value-type="float" office:value="13.395569719439999" table:style-name="ce1">
            <text:p>13.395569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47256127102999" table:style-name="ce1">
            <text:p>15.54725613</text:p>
          </table:table-cell>
          <table:table-cell office:value-type="float" office:value="17.358800230697003" table:style-name="ce1">
            <text:p>17.35880023</text:p>
          </table:table-cell>
          <table:table-cell office:value-type="float" office:value="14.288102896537" table:style-name="ce1">
            <text:p>14.2881029</text:p>
          </table:table-cell>
          <table:table-cell office:value-type="float" office:value="14.393531100122999" table:style-name="ce1">
            <text:p>14.3935311</text:p>
          </table:table-cell>
          <table:table-cell office:value-type="float" office:value="14.828442988796001" table:style-name="ce1">
            <text:p>14.82844299</text:p>
          </table:table-cell>
          <table:table-cell office:value-type="float" office:value="13.78370461237" table:style-name="ce1">
            <text:p>13.783704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398276707556999" table:style-name="ce1">
            <text:p>13.39827671</text:p>
          </table:table-cell>
          <table:table-cell office:value-type="float" office:value="15.739689630362001" table:style-name="ce1">
            <text:p>15.73968963</text:p>
          </table:table-cell>
          <table:table-cell office:value-type="float" office:value="14.533509691379999" table:style-name="ce1">
            <text:p>14.53350969</text:p>
          </table:table-cell>
          <table:table-cell office:value-type="float" office:value="12.710645986098999" table:style-name="ce1">
            <text:p>12.71064599</text:p>
          </table:table-cell>
          <table:table-cell office:value-type="float" office:value="10.346233391296" table:style-name="ce1">
            <text:p>10.3462333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6.9493229320000012" table:style-name="ce1">
            <text:p>6.949322932</text:p>
          </table:table-cell>
          <table:table-cell office:value-type="float" office:value="7.0206122689999999" table:style-name="ce1">
            <text:p>7.020612269</text:p>
          </table:table-cell>
          <table:table-cell office:value-type="float" office:value="6.9727656659999999" table:style-name="ce1">
            <text:p>6.972765666</text:p>
          </table:table-cell>
          <table:table-cell office:value-type="float" office:value="6.9211479040000006" table:style-name="ce1">
            <text:p>6.921147904</text:p>
          </table:table-cell>
          <table:table-cell office:value-type="float" office:value="6.9155995990000001" table:style-name="ce1">
            <text:p>6.915599599</text:p>
          </table:table-cell>
          <table:table-cell office:value-type="float" office:value="6.9992812530000004" table:style-name="ce1">
            <text:p>6.999281253</text:p>
          </table:table-cell>
          <table:table-cell office:value-type="float" office:value="7.0253506179999992" table:style-name="ce1">
            <text:p>7.025350618</text:p>
          </table:table-cell>
          <table:table-cell office:value-type="float" office:value="7.0378296929999999" table:style-name="ce1">
            <text:p>7.037829693</text:p>
          </table:table-cell>
          <table:table-cell office:value-type="float" office:value="7.0138430869999997" table:style-name="ce1">
            <text:p>7.013843087</text:p>
          </table:table-cell>
          <table:table-cell office:value-type="float" office:value="6.984386583" table:style-name="ce1">
            <text:p>6.984386583</text:p>
          </table:table-cell>
          <table:table-cell office:value-type="float" office:value="6.9182841340000003" table:style-name="ce1">
            <text:p>6.918284134</text:p>
          </table:table-cell>
          <table:table-cell office:value-type="float" office:value="6.9366548220000004" table:style-name="ce1">
            <text:p>6.936654822</text:p>
          </table:table-cell>
          <table:table-cell office:value-type="float" office:value="6.9522982889999998" table:style-name="ce1">
            <text:p>6.952298289</text:p>
          </table:table-cell>
          <table:table-cell office:value-type="float" office:value="7.0203155389999994" table:style-name="ce1">
            <text:p>7.020315539</text:p>
          </table:table-cell>
          <table:table-cell office:value-type="float" office:value="7.2093451559999995" table:style-name="ce1">
            <text:p>7.209345156</text:p>
          </table:table-cell>
          <table:table-cell office:value-type="float" office:value="7.2097151480000008" table:style-name="ce1">
            <text:p>7.209715148</text:p>
          </table:table-cell>
          <table:table-cell office:value-type="float" office:value="7.185959619000001" table:style-name="ce1">
            <text:p>7.185959619</text:p>
          </table:table-cell>
          <table:table-cell office:value-type="float" office:value="7.0514192410000005" table:style-name="ce1">
            <text:p>7.051419241</text:p>
          </table:table-cell>
          <table:table-cell office:value-type="float" office:value="7.0271741600000004" table:style-name="ce1">
            <text:p>7.02717416</text:p>
          </table:table-cell>
          <table:table-cell office:value-type="float" office:value="7.0273622290000013" table:style-name="ce1">
            <text:p>7.0273622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8.9963024243139991" table:style-name="ce1">
            <text:p>8.996302424</text:p>
          </table:table-cell>
          <table:table-cell office:value-type="float" office:value="11.823903087886" table:style-name="ce1">
            <text:p>11.82390309</text:p>
          </table:table-cell>
          <table:table-cell office:value-type="float" office:value="12.416123324194" table:style-name="ce1">
            <text:p>12.41612332</text:p>
          </table:table-cell>
          <table:table-cell office:value-type="float" office:value="12.385328020335999" table:style-name="ce1">
            <text:p>12.38532802</text:p>
          </table:table-cell>
          <table:table-cell office:value-type="float" office:value="12.344263249551998" table:style-name="ce1">
            <text:p>12.34426325</text:p>
          </table:table-cell>
          <table:table-cell office:value-type="float" office:value="11.204075308737998" table:style-name="ce1">
            <text:p>11.20407531</text:p>
          </table:table-cell>
          <table:table-cell office:value-type="float" office:value="7.4465087226160005" table:style-name="ce1">
            <text:p>7.446508723</text:p>
          </table:table-cell>
          <table:table-cell office:value-type="float" office:value="11.872588591113999" table:style-name="ce1">
            <text:p>11.87258859</text:p>
          </table:table-cell>
          <table:table-cell office:value-type="float" office:value="12.352621825605999" table:style-name="ce1">
            <text:p>12.35262183</text:p>
          </table:table-cell>
          <table:table-cell office:value-type="float" office:value="10.131567544486" table:style-name="ce1">
            <text:p>10.13156754</text:p>
          </table:table-cell>
          <table:table-cell office:value-type="float" office:value="10.352621042859997" table:style-name="ce1">
            <text:p>10.35262104</text:p>
          </table:table-cell>
          <table:table-cell office:value-type="float" office:value="11.902449945754" table:style-name="ce1">
            <text:p>11.90244995</text:p>
          </table:table-cell>
          <table:table-cell office:value-type="float" office:value="7.2780276084819997" table:style-name="ce1">
            <text:p>7.2780276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992823642339999" table:style-name="ce1">
            <text:p>3.999282364</text:p>
          </table:table-cell>
          <table:table-cell office:value-type="float" office:value="9.9647772723339987" table:style-name="ce1">
            <text:p>9.964777272</text:p>
          </table:table-cell>
          <table:table-cell office:value-type="float" office:value="10.297589468836" table:style-name="ce1">
            <text:p>10.29758947</text:p>
          </table:table-cell>
          <table:table-cell office:value-type="float" office:value="8.4561769983879991" table:style-name="ce1">
            <text:p>8.456176998</text:p>
          </table:table-cell>
          <table:table-cell office:value-type="float" office:value="8.3896665667539985" table:style-name="ce1">
            <text:p>8.38966656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722937022855" table:style-name="ce1">
            <text:p>40.72293702</text:p>
          </table:table-cell>
          <table:table-cell office:value-type="float" office:value="40.696853534229994" table:style-name="ce1">
            <text:p>40.69685353</text:p>
          </table:table-cell>
          <table:table-cell office:value-type="float" office:value="43.570582003835" table:style-name="ce1">
            <text:p>43.570582</text:p>
          </table:table-cell>
          <table:table-cell office:value-type="float" office:value="43.743844822139998" table:style-name="ce1">
            <text:p>43.74384482</text:p>
          </table:table-cell>
          <table:table-cell office:value-type="float" office:value="42.101328907380001" table:style-name="ce1">
            <text:p>42.10132891</text:p>
          </table:table-cell>
          <table:table-cell office:value-type="float" office:value="45.087780184409993" table:style-name="ce1">
            <text:p>45.08778018</text:p>
          </table:table-cell>
          <table:table-cell office:value-type="float" office:value="38.522287558164997" table:style-name="ce1">
            <text:p>38.52228756</text:p>
          </table:table-cell>
          <table:table-cell office:value-type="float" office:value="37.443578499184994" table:style-name="ce1">
            <text:p>37.4435785</text:p>
          </table:table-cell>
          <table:table-cell office:value-type="float" office:value="40.418824673784997" table:style-name="ce1">
            <text:p>40.41882467</text:p>
          </table:table-cell>
          <table:table-cell office:value-type="float" office:value="35.81161466767" table:style-name="ce1">
            <text:p>35.81161467</text:p>
          </table:table-cell>
          <table:table-cell office:value-type="float" office:value="36.778687931889998" table:style-name="ce1">
            <text:p>36.77868793</text:p>
          </table:table-cell>
          <table:table-cell office:value-type="float" office:value="35.543906781475002" table:style-name="ce1">
            <text:p>35.54390678</text:p>
          </table:table-cell>
          <table:table-cell office:value-type="float" office:value="37.243618715779995" table:style-name="ce1">
            <text:p>37.24361872</text:p>
          </table:table-cell>
          <table:table-cell office:value-type="float" office:value="37.04838919134" table:style-name="ce1">
            <text:p>37.04838919</text:p>
          </table:table-cell>
          <table:table-cell office:value-type="float" office:value="39.447655693720002" table:style-name="ce1">
            <text:p>39.44765569</text:p>
          </table:table-cell>
          <table:table-cell office:value-type="float" office:value="39.761329454120002" table:style-name="ce1">
            <text:p>39.76132945</text:p>
          </table:table-cell>
          <table:table-cell office:value-type="float" office:value="39.581771627979997" table:style-name="ce1">
            <text:p>39.58177163</text:p>
          </table:table-cell>
          <table:table-cell office:value-type="float" office:value="40.549785182124992" table:style-name="ce1">
            <text:p>40.54978518</text:p>
          </table:table-cell>
          <table:table-cell office:value-type="float" office:value="41.373675860779997" table:style-name="ce1">
            <text:p>41.37367586</text:p>
          </table:table-cell>
          <table:table-cell office:value-type="float" office:value="42.111017348104994" table:style-name="ce1">
            <text:p>42.111017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9.865635540020008" table:style-name="ce1">
            <text:p>59.86563554</text:p>
          </table:table-cell>
          <table:table-cell office:value-type="float" office:value="63.978613318590007" table:style-name="ce1">
            <text:p>63.97861332</text:p>
          </table:table-cell>
          <table:table-cell office:value-type="float" office:value="63.742905380759993" table:style-name="ce1">
            <text:p>63.74290538</text:p>
          </table:table-cell>
          <table:table-cell office:value-type="float" office:value="63.45270637094" table:style-name="ce1">
            <text:p>63.45270637</text:p>
          </table:table-cell>
          <table:table-cell office:value-type="float" office:value="63.453605606889994" table:style-name="ce1">
            <text:p>63.45360561</text:p>
          </table:table-cell>
          <table:table-cell office:value-type="float" office:value="62.03424052482999" table:style-name="ce1">
            <text:p>62.03424052</text:p>
          </table:table-cell>
          <table:table-cell office:value-type="float" office:value="54.518562774979991" table:style-name="ce1">
            <text:p>54.51856277</text:p>
          </table:table-cell>
          <table:table-cell office:value-type="float" office:value="63.581183276730002" table:style-name="ce1">
            <text:p>63.58118328</text:p>
          </table:table-cell>
          <table:table-cell office:value-type="float" office:value="64.436133479069994" table:style-name="ce1">
            <text:p>64.43613348</text:p>
          </table:table-cell>
          <table:table-cell office:value-type="float" office:value="61.894509307629995" table:style-name="ce1">
            <text:p>61.89450931</text:p>
          </table:table-cell>
          <table:table-cell office:value-type="float" office:value="61.549769554239994" table:style-name="ce1">
            <text:p>61.54976955</text:p>
          </table:table-cell>
          <table:table-cell office:value-type="float" office:value="62.521826682919993" table:style-name="ce1">
            <text:p>62.52182668</text:p>
          </table:table-cell>
          <table:table-cell office:value-type="float" office:value="60.253779677789993" table:style-name="ce1">
            <text:p>60.25377968</text:p>
          </table:table-cell>
          <table:table-cell office:value-type="float" office:value="51.418790487789991" table:style-name="ce1">
            <text:p>51.41879049</text:p>
          </table:table-cell>
          <table:table-cell office:value-type="float" office:value="52.803297411159988" table:style-name="ce1">
            <text:p>52.80329741</text:p>
          </table:table-cell>
          <table:table-cell office:value-type="float" office:value="60.613291602280007" table:style-name="ce1">
            <text:p>60.6132916</text:p>
          </table:table-cell>
          <table:table-cell office:value-type="float" office:value="63.969915568090009" table:style-name="ce1">
            <text:p>63.96991557</text:p>
          </table:table-cell>
          <table:table-cell office:value-type="float" office:value="62.566634253010001" table:style-name="ce1">
            <text:p>62.56663425</text:p>
          </table:table-cell>
          <table:table-cell office:value-type="float" office:value="60.793253298099998" table:style-name="ce1">
            <text:p>60.7932533</text:p>
          </table:table-cell>
          <table:table-cell office:value-type="float" office:value="59.679803648190003" table:style-name="ce1">
            <text:p>59.67980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7.0235174952565238" table:style-name="ce1">
            <text:p>7.023517495</text:p>
          </table:table-cell>
          <table:table-cell office:value-type="float" office:value="10.194202352632363" table:style-name="ce1">
            <text:p>10.19420235</text:p>
          </table:table-cell>
          <table:table-cell office:value-type="float" office:value="10.063652507923191" table:style-name="ce1">
            <text:p>10.06365251</text:p>
          </table:table-cell>
          <table:table-cell office:value-type="float" office:value="10.187427524351014" table:style-name="ce1">
            <text:p>10.18742752</text:p>
          </table:table-cell>
          <table:table-cell office:value-type="float" office:value="10.258186262359967" table:style-name="ce1">
            <text:p>10.25818626</text:p>
          </table:table-cell>
          <table:table-cell office:value-type="float" office:value="8.2511288209136033" table:style-name="ce1">
            <text:p>8.251128821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9.5189733316903347" table:style-name="ce1">
            <text:p>9.518973332</text:p>
          </table:table-cell>
          <table:table-cell office:value-type="float" office:value="10.582185299437919" table:style-name="ce1">
            <text:p>10.5821853</text:p>
          </table:table-cell>
          <table:table-cell office:value-type="float" office:value="8.7084155886429997" table:style-name="ce1">
            <text:p>8.708415589</text:p>
          </table:table-cell>
          <table:table-cell office:value-type="float" office:value="8.7801102444184114" table:style-name="ce1">
            <text:p>8.780110244</text:p>
          </table:table-cell>
          <table:table-cell office:value-type="float" office:value="9.1082969705923968" table:style-name="ce1">
            <text:p>9.108296971</text:p>
          </table:table-cell>
          <table:table-cell office:value-type="float" office:value="8.2741032652805231" table:style-name="ce1">
            <text:p>8.2741032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863959797465242" table:style-name="ce1">
            <text:p>7.88639598</text:p>
          </table:table-cell>
          <table:table-cell office:value-type="float" office:value="9.532330544343349" table:style-name="ce1">
            <text:p>9.532330544</text:p>
          </table:table-cell>
          <table:table-cell office:value-type="float" office:value="8.8575814774468888" table:style-name="ce1">
            <text:p>8.857581477</text:p>
          </table:table-cell>
          <table:table-cell office:value-type="float" office:value="7.7186671404459046" table:style-name="ce1">
            <text:p>7.71866714</text:p>
          </table:table-cell>
          <table:table-cell office:value-type="float" office:value="6.359442712362239" table:style-name="ce1">
            <text:p>6.35944271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8.923610821099999" table:style-name="ce1">
            <text:p>28.92361082</text:p>
          </table:table-cell>
          <table:table-cell office:value-type="float" office:value="29.84138736936" table:style-name="ce1">
            <text:p>29.84138737</text:p>
          </table:table-cell>
          <table:table-cell office:value-type="float" office:value="31.673537933620008" table:style-name="ce1">
            <text:p>31.67353793</text:p>
          </table:table-cell>
          <table:table-cell office:value-type="float" office:value="31.823401197620001" table:style-name="ce1">
            <text:p>31.8234012</text:p>
          </table:table-cell>
          <table:table-cell office:value-type="float" office:value="30.75214340438" table:style-name="ce1">
            <text:p>30.7521434</text:p>
          </table:table-cell>
          <table:table-cell office:value-type="float" office:value="32.154433939560001" table:style-name="ce1">
            <text:p>32.15443394</text:p>
          </table:table-cell>
          <table:table-cell office:value-type="float" office:value="25.425087355540001" table:style-name="ce1">
            <text:p>25.42508736</text:p>
          </table:table-cell>
          <table:table-cell office:value-type="float" office:value="27.402670417720003" table:style-name="ce1">
            <text:p>27.40267042</text:p>
          </table:table-cell>
          <table:table-cell office:value-type="float" office:value="29.778053075600003" table:style-name="ce1">
            <text:p>29.77805308</text:p>
          </table:table-cell>
          <table:table-cell office:value-type="float" office:value="26.146302003460001" table:style-name="ce1">
            <text:p>26.146302</text:p>
          </table:table-cell>
          <table:table-cell office:value-type="float" office:value="26.797322349900004" table:style-name="ce1">
            <text:p>26.79732235</text:p>
          </table:table-cell>
          <table:table-cell office:value-type="float" office:value="26.048639920220001" table:style-name="ce1">
            <text:p>26.04863992</text:p>
          </table:table-cell>
          <table:table-cell office:value-type="float" office:value="26.992324237480002" table:style-name="ce1">
            <text:p>26.99232424</text:p>
          </table:table-cell>
          <table:table-cell office:value-type="float" office:value="24.48941627224" table:style-name="ce1">
            <text:p>24.48941627</text:p>
          </table:table-cell>
          <table:table-cell office:value-type="float" office:value="26.354119791519999" table:style-name="ce1">
            <text:p>26.35411979</text:p>
          </table:table-cell>
          <table:table-cell office:value-type="float" office:value="28.88634546646" table:style-name="ce1">
            <text:p>28.88634547</text:p>
          </table:table-cell>
          <table:table-cell office:value-type="float" office:value="29.172284001320001" table:style-name="ce1">
            <text:p>29.172284</text:p>
          </table:table-cell>
          <table:table-cell office:value-type="float" office:value="29.266395651299998" table:style-name="ce1">
            <text:p>29.26639565</text:p>
          </table:table-cell>
          <table:table-cell office:value-type="float" office:value="29.518109042260001" table:style-name="ce1">
            <text:p>29.51810904</text:p>
          </table:table-cell>
          <table:table-cell office:value-type="float" office:value="29.675159952100003" table:style-name="ce1">
            <text:p>29.675159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689336374791001" table:style-name="ce1">
            <text:p>24.68933637</text:p>
          </table:table-cell>
          <table:table-cell office:value-type="float" office:value="24.536205932929001" table:style-name="ce1">
            <text:p>24.53620593</text:p>
          </table:table-cell>
          <table:table-cell office:value-type="float" office:value="26.047239925679005" table:style-name="ce1">
            <text:p>26.04723993</text:p>
          </table:table-cell>
          <table:table-cell office:value-type="float" office:value="26.138925731646001" table:style-name="ce1">
            <text:p>26.13892573</text:p>
          </table:table-cell>
          <table:table-cell office:value-type="float" office:value="25.260753190294999" table:style-name="ce1">
            <text:p>25.26075319</text:p>
          </table:table-cell>
          <table:table-cell office:value-type="float" office:value="27.146727158568002" table:style-name="ce1">
            <text:p>27.14672716</text:p>
          </table:table-cell>
          <table:table-cell office:value-type="float" office:value="23.495500412709998" table:style-name="ce1">
            <text:p>23.49550041</text:p>
          </table:table-cell>
          <table:table-cell office:value-type="float" office:value="22.860759506423001" table:style-name="ce1">
            <text:p>22.86075951</text:p>
          </table:table-cell>
          <table:table-cell office:value-type="float" office:value="24.095080137478998" table:style-name="ce1">
            <text:p>24.09508014</text:p>
          </table:table-cell>
          <table:table-cell office:value-type="float" office:value="21.787251705102001" table:style-name="ce1">
            <text:p>21.78725171</text:p>
          </table:table-cell>
          <table:table-cell office:value-type="float" office:value="22.411339531367002" table:style-name="ce1">
            <text:p>22.41133953</text:p>
          </table:table-cell>
          <table:table-cell office:value-type="float" office:value="21.727160962241001" table:style-name="ce1">
            <text:p>21.72716096</text:p>
          </table:table-cell>
          <table:table-cell office:value-type="float" office:value="22.691969587155004" table:style-name="ce1">
            <text:p>22.69196959</text:p>
          </table:table-cell>
          <table:table-cell office:value-type="float" office:value="22.492085973787002" table:style-name="ce1">
            <text:p>22.49208597</text:p>
          </table:table-cell>
          <table:table-cell office:value-type="float" office:value="22.309617444544003" table:style-name="ce1">
            <text:p>22.30961744</text:p>
          </table:table-cell>
          <table:table-cell office:value-type="float" office:value="22.487015602624002" table:style-name="ce1">
            <text:p>22.4870156</text:p>
          </table:table-cell>
          <table:table-cell office:value-type="float" office:value="22.385466695296" table:style-name="ce1">
            <text:p>22.3854667</text:p>
          </table:table-cell>
          <table:table-cell office:value-type="float" office:value="24.630344830479" table:style-name="ce1">
            <text:p>24.63034483</text:p>
          </table:table-cell>
          <table:table-cell office:value-type="float" office:value="25.120648827382002" table:style-name="ce1">
            <text:p>25.12064883</text:p>
          </table:table-cell>
          <table:table-cell office:value-type="float" office:value="25.142880090024999" table:style-name="ce1">
            <text:p>25.142880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9.612767007006035" table:style-name="ce1">
            <text:p>39.61276701</text:p>
          </table:table-cell>
          <table:table-cell office:value-type="float" office:value="40.125211276332479" table:style-name="ce1">
            <text:p>40.12521128</text:p>
          </table:table-cell>
          <table:table-cell office:value-type="float" office:value="42.786762580188253" table:style-name="ce1">
            <text:p>42.78676258</text:p>
          </table:table-cell>
          <table:table-cell office:value-type="float" office:value="42.967888708577355" table:style-name="ce1">
            <text:p>42.96788871</text:p>
          </table:table-cell>
          <table:table-cell office:value-type="float" office:value="41.417251414365289" table:style-name="ce1">
            <text:p>41.41725141</text:p>
          </table:table-cell>
          <table:table-cell office:value-type="float" office:value="43.936708247686134" table:style-name="ce1">
            <text:p>43.93670825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6.818003011664445" table:style-name="ce1">
            <text:p>36.81800301</text:p>
          </table:table-cell>
          <table:table-cell office:value-type="float" office:value="39.939289817133229" table:style-name="ce1">
            <text:p>39.93928982</text:p>
          </table:table-cell>
          <table:table-cell office:value-type="float" office:value="35.212710260840005" table:style-name="ce1">
            <text:p>35.21271026</text:p>
          </table:table-cell>
          <table:table-cell office:value-type="float" office:value="36.127394306011212" table:style-name="ce1">
            <text:p>36.12739431</text:p>
          </table:table-cell>
          <table:table-cell office:value-type="float" office:value="34.991254091800535" table:style-name="ce1">
            <text:p>34.99125409</text:p>
          </table:table-cell>
          <table:table-cell office:value-type="float" office:value="36.498525764039371" table:style-name="ce1">
            <text:p>36.49852576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9.264467047452698" table:style-name="ce1">
            <text:p>39.26446705</text:p>
          </table:table-cell>
          <table:table-cell office:value-type="float" office:value="39.318571186435136" table:style-name="ce1">
            <text:p>39.31857119</text:p>
          </table:table-cell>
          <table:table-cell office:value-type="float" office:value="39.635806613418517" table:style-name="ce1">
            <text:p>39.63580661</text:p>
          </table:table-cell>
          <table:table-cell office:value-type="float" office:value="40.271747530775869" table:style-name="ce1">
            <text:p>40.27174753</text:p>
          </table:table-cell>
          <table:table-cell office:value-type="float" office:value="40.854393940386991" table:style-name="ce1">
            <text:p>40.8543939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7.4467699642857133" table:style-name="ce1">
            <text:p>7.446769964</text:p>
          </table:table-cell>
          <table:table-cell office:value-type="float" office:value="10.879657660714285" table:style-name="ce1">
            <text:p>10.87965766</text:p>
          </table:table-cell>
          <table:table-cell office:value-type="float" office:value="10.697453339285714" table:style-name="ce1">
            <text:p>10.69745334</text:p>
          </table:table-cell>
          <table:table-cell office:value-type="float" office:value="10.839603955357139" table:style-name="ce1">
            <text:p>10.83960396</text:p>
          </table:table-cell>
          <table:table-cell office:value-type="float" office:value="10.92222015178571" table:style-name="ce1">
            <text:p>10.92222015</text:p>
          </table:table-cell>
          <table:table-cell office:value-type="float" office:value="8.711727428571427" table:style-name="ce1">
            <text:p>8.7117274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111063562499998" table:style-name="ce1">
            <text:p>10.11106356</text:p>
          </table:table-cell>
          <table:table-cell office:value-type="float" office:value="11.289190223214282" table:style-name="ce1">
            <text:p>11.28919022</text:p>
          </table:table-cell>
          <table:table-cell office:value-type="float" office:value="9.2921809374999977" table:style-name="ce1">
            <text:p>9.292180938</text:p>
          </table:table-cell>
          <table:table-cell office:value-type="float" office:value="9.3607455267857116" table:style-name="ce1">
            <text:p>9.360745527</text:p>
          </table:table-cell>
          <table:table-cell office:value-type="float" office:value="9.6435878214285697" table:style-name="ce1">
            <text:p>9.643587821</text:p>
          </table:table-cell>
          <table:table-cell office:value-type="float" office:value="8.9641485892857133" table:style-name="ce1">
            <text:p>8.9641485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7134879017857116" table:style-name="ce1">
            <text:p>8.713487902</text:p>
          </table:table-cell>
          <table:table-cell office:value-type="float" office:value="10.236211517857141" table:style-name="ce1">
            <text:p>10.23621152</text:p>
          </table:table-cell>
          <table:table-cell office:value-type="float" office:value="9.4517797499999983" table:style-name="ce1">
            <text:p>9.45177975</text:p>
          </table:table-cell>
          <table:table-cell office:value-type="float" office:value="8.2662914553571394" table:style-name="ce1">
            <text:p>8.266291455</text:p>
          </table:table-cell>
          <table:table-cell office:value-type="float" office:value="6.7286101428571428" table:style-name="ce1">
            <text:p>6.7286101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9.896997746708195" table:style-name="ce1">
            <text:p>79.89699775</text:p>
          </table:table-cell>
          <table:table-cell office:value-type="float" office:value="79.836683010937804" table:style-name="ce1">
            <text:p>79.83668301</text:p>
          </table:table-cell>
          <table:table-cell office:value-type="float" office:value="86.433475944173622" table:style-name="ce1">
            <text:p>86.43347594</text:p>
          </table:table-cell>
          <table:table-cell office:value-type="float" office:value="86.723288475559301" table:style-name="ce1">
            <text:p>86.72328848</text:p>
          </table:table-cell>
          <table:table-cell office:value-type="float" office:value="84.027014172261502" table:style-name="ce1">
            <text:p>84.02701417</text:p>
          </table:table-cell>
          <table:table-cell office:value-type="float" office:value="87.398747664715998" table:style-name="ce1">
            <text:p>87.39874766</text:p>
          </table:table-cell>
          <table:table-cell office:value-type="float" office:value="74.400647201190992" table:style-name="ce1">
            <text:p>74.4006472</text:p>
          </table:table-cell>
          <table:table-cell office:value-type="float" office:value="77.890751644513102" table:style-name="ce1">
            <text:p>77.89075164</text:p>
          </table:table-cell>
          <table:table-cell office:value-type="float" office:value="83.167832680578897" table:style-name="ce1">
            <text:p>83.16783268</text:p>
          </table:table-cell>
          <table:table-cell office:value-type="float" office:value="76.036032784807901" table:style-name="ce1">
            <text:p>76.03603278</text:p>
          </table:table-cell>
          <table:table-cell office:value-type="float" office:value="76.453298906862088" table:style-name="ce1">
            <text:p>76.45329891</text:p>
          </table:table-cell>
          <table:table-cell office:value-type="float" office:value="74.151847380326203" table:style-name="ce1">
            <text:p>74.15184738</text:p>
          </table:table-cell>
          <table:table-cell office:value-type="float" office:value="69.765456119863003" table:style-name="ce1">
            <text:p>69.76545612</text:p>
          </table:table-cell>
          <table:table-cell office:value-type="float" office:value="64.692718277371995" table:style-name="ce1">
            <text:p>64.69271828</text:p>
          </table:table-cell>
          <table:table-cell office:value-type="float" office:value="69.789660137279995" table:style-name="ce1">
            <text:p>69.78966014</text:p>
          </table:table-cell>
          <table:table-cell office:value-type="float" office:value="74.965094013587901" table:style-name="ce1">
            <text:p>74.96509401</text:p>
          </table:table-cell>
          <table:table-cell office:value-type="float" office:value="75.466649158111409" table:style-name="ce1">
            <text:p>75.46664916</text:p>
          </table:table-cell>
          <table:table-cell office:value-type="float" office:value="87.018894218468986" table:style-name="ce1">
            <text:p>87.01889422</text:p>
          </table:table-cell>
          <table:table-cell office:value-type="float" office:value="86.896632827885298" table:style-name="ce1">
            <text:p>86.89663283</text:p>
          </table:table-cell>
          <table:table-cell office:value-type="float" office:value="86.312255253098201" table:style-name="ce1">
            <text:p>86.3122552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90.73009895579048" table:style-name="ce1">
            <text:p>390.730099</text:p>
          </table:table-cell>
          <table:table-cell office:value-type="float" office:value="405.23955275066282" table:style-name="ce1">
            <text:p>405.2395528</text:p>
          </table:table-cell>
          <table:table-cell office:value-type="float" office:value="437.83969061867856" table:style-name="ce1">
            <text:p>437.8396906</text:p>
          </table:table-cell>
          <table:table-cell office:value-type="float" office:value="437.91104938225692" table:style-name="ce1">
            <text:p>437.9110494</text:p>
          </table:table-cell>
          <table:table-cell office:value-type="float" office:value="426.19192365281407" table:style-name="ce1">
            <text:p>426.1919237</text:p>
          </table:table-cell>
          <table:table-cell office:value-type="float" office:value="439.0778791526659" table:style-name="ce1">
            <text:p>439.0778792</text:p>
          </table:table-cell>
          <table:table-cell office:value-type="float" office:value="385.13301297883595" table:style-name="ce1">
            <text:p>385.133013</text:p>
          </table:table-cell>
          <table:table-cell office:value-type="float" office:value="399.25490277310126" table:style-name="ce1">
            <text:p>399.2549028</text:p>
          </table:table-cell>
          <table:table-cell office:value-type="float" office:value="421.23982130293416" table:style-name="ce1">
            <text:p>421.2398213</text:p>
          </table:table-cell>
          <table:table-cell office:value-type="float" office:value="377.240200928592" table:style-name="ce1">
            <text:p>377.2402009</text:p>
          </table:table-cell>
          <table:table-cell office:value-type="float" office:value="381.23061262467809" table:style-name="ce1">
            <text:p>381.2306126</text:p>
          </table:table-cell>
          <table:table-cell office:value-type="float" office:value="387.25670277931545" table:style-name="ce1">
            <text:p>387.2567028</text:p>
          </table:table-cell>
          <table:table-cell office:value-type="float" office:value="323.96622899907908" table:style-name="ce1">
            <text:p>323.966229</text:p>
          </table:table-cell>
          <table:table-cell office:value-type="float" office:value="267.26462736761601" table:style-name="ce1">
            <text:p>267.2646274</text:p>
          </table:table-cell>
          <table:table-cell office:value-type="float" office:value="290.04685498533604" table:style-name="ce1">
            <text:p>290.046855</text:p>
          </table:table-cell>
          <table:table-cell office:value-type="float" office:value="313.16150100483281" table:style-name="ce1">
            <text:p>313.161501</text:p>
          </table:table-cell>
          <table:table-cell office:value-type="float" office:value="372.35060533340987" table:style-name="ce1">
            <text:p>372.3506053</text:p>
          </table:table-cell>
          <table:table-cell office:value-type="float" office:value="421.13558666005321" table:style-name="ce1">
            <text:p>421.1355867</text:p>
          </table:table-cell>
          <table:table-cell office:value-type="float" office:value="407.17859386558121" table:style-name="ce1">
            <text:p>407.1785939</text:p>
          </table:table-cell>
          <table:table-cell office:value-type="float" office:value="412.30665637743181" table:style-name="ce1">
            <text:p>412.306656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3.166846002840003" table:style-name="ce1">
            <text:p>33.166846</text:p>
          </table:table-cell>
          <table:table-cell office:value-type="float" office:value="32.239872664041997" table:style-name="ce1">
            <text:p>32.23987266</text:p>
          </table:table-cell>
          <table:table-cell office:value-type="float" office:value="34.150502371635994" table:style-name="ce1">
            <text:p>34.15050237</text:p>
          </table:table-cell>
          <table:table-cell office:value-type="float" office:value="33.942267658287996" table:style-name="ce1">
            <text:p>33.94226766</text:p>
          </table:table-cell>
          <table:table-cell office:value-type="float" office:value="33.281575995949993" table:style-name="ce1">
            <text:p>33.281576</text:p>
          </table:table-cell>
          <table:table-cell office:value-type="float" office:value="34.240337935897998" table:style-name="ce1">
            <text:p>34.24033794</text:p>
          </table:table-cell>
          <table:table-cell office:value-type="float" office:value="32.750652433635999" table:style-name="ce1">
            <text:p>32.75065243</text:p>
          </table:table-cell>
          <table:table-cell office:value-type="float" office:value="32.654537755721996" table:style-name="ce1">
            <text:p>32.65453776</text:p>
          </table:table-cell>
          <table:table-cell office:value-type="float" office:value="36.046739237358004" table:style-name="ce1">
            <text:p>36.04673924</text:p>
          </table:table-cell>
          <table:table-cell office:value-type="float" office:value="34.651887653694004" table:style-name="ce1">
            <text:p>34.65188765</text:p>
          </table:table-cell>
          <table:table-cell office:value-type="float" office:value="33.349732869819995" table:style-name="ce1">
            <text:p>33.34973287</text:p>
          </table:table-cell>
          <table:table-cell office:value-type="float" office:value="32.452571453947996" table:style-name="ce1">
            <text:p>32.45257145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37.178939686904002" table:style-name="ce1">
            <text:p>37.17893969</text:p>
          </table:table-cell>
          <table:table-cell office:value-type="float" office:value="37.675175510727996" table:style-name="ce1">
            <text:p>37.67517551</text:p>
          </table:table-cell>
          <table:table-cell office:value-type="float" office:value="37.590986141334" table:style-name="ce1">
            <text:p>37.59098614</text:p>
          </table:table-cell>
          <table:table-cell office:value-type="float" office:value="37.250085140449997" table:style-name="ce1">
            <text:p>37.25008514</text:p>
          </table:table-cell>
          <table:table-cell office:value-type="float" office:value="37.232216543759996" table:style-name="ce1">
            <text:p>37.23221654</text:p>
          </table:table-cell>
          <table:table-cell office:value-type="float" office:value="38.857638195833999" table:style-name="ce1">
            <text:p>38.85763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0.49645226428571421" table:style-name="ce1">
            <text:p>0.496452264</text:p>
          </table:table-cell>
          <table:table-cell office:value-type="float" office:value="0.72531144404761905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36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86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24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57" table:style-name="ce1">
            <text:p>0.624050635</text:p>
          </table:table-cell>
          <table:table-cell office:value-type="float" office:value="0.64290678809523805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23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29" table:style-name="ce1">
            <text:p>0.630119583</text:p>
          </table:table-cell>
          <table:table-cell office:value-type="float" office:value="0.5510870303571427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11.170154446428572" table:style-name="ce1">
            <text:p>11.17015445</text:p>
          </table:table-cell>
          <table:table-cell office:value-type="float" office:value="16.319485991071431" table:style-name="ce1">
            <text:p>16.31948599</text:p>
          </table:table-cell>
          <table:table-cell office:value-type="float" office:value="16.046179508928574" table:style-name="ce1">
            <text:p>16.04617951</text:p>
          </table:table-cell>
          <table:table-cell office:value-type="float" office:value="16.259405433035713" table:style-name="ce1">
            <text:p>16.25940543</text:p>
          </table:table-cell>
          <table:table-cell office:value-type="float" office:value="16.383329727678571" table:style-name="ce1">
            <text:p>16.38332973</text:p>
          </table:table-cell>
          <table:table-cell office:value-type="float" office:value="13.067590642857143" table:style-name="ce1">
            <text:p>13.06759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166594843750001" table:style-name="ce1">
            <text:p>15.16659484</text:p>
          </table:table-cell>
          <table:table-cell office:value-type="float" office:value="16.933784834821431" table:style-name="ce1">
            <text:p>16.93378483</text:p>
          </table:table-cell>
          <table:table-cell office:value-type="float" office:value="13.938270906249999" table:style-name="ce1">
            <text:p>13.93827091</text:p>
          </table:table-cell>
          <table:table-cell office:value-type="float" office:value="14.041117790178571" table:style-name="ce1">
            <text:p>14.04111779</text:p>
          </table:table-cell>
          <table:table-cell office:value-type="float" office:value="14.465381232142857" table:style-name="ce1">
            <text:p>14.46538123</text:p>
          </table:table-cell>
          <table:table-cell office:value-type="float" office:value="13.446222383928571" table:style-name="ce1">
            <text:p>13.446222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3.070231352678571" table:style-name="ce1">
            <text:p>13.07023135</text:p>
          </table:table-cell>
          <table:table-cell office:value-type="float" office:value="15.354316776785716" table:style-name="ce1">
            <text:p>15.35431678</text:p>
          </table:table-cell>
          <table:table-cell office:value-type="float" office:value="14.177669125000001" table:style-name="ce1">
            <text:p>14.17766913</text:p>
          </table:table-cell>
          <table:table-cell office:value-type="float" office:value="12.399436683035713" table:style-name="ce1">
            <text:p>12.39943668</text:p>
          </table:table-cell>
          <table:table-cell office:value-type="float" office:value="10.092914714285714" table:style-name="ce1">
            <text:p>10.092914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6.064767701360005" table:style-name="ce1">
            <text:p>26.0647677</text:p>
          </table:table-cell>
          <table:table-cell office:value-type="float" office:value="32.43546000744" table:style-name="ce1">
            <text:p>32.43546001</text:p>
          </table:table-cell>
          <table:table-cell office:value-type="float" office:value="35.272674813679998" table:style-name="ce1">
            <text:p>35.27267481</text:p>
          </table:table-cell>
          <table:table-cell office:value-type="float" office:value="34.903877567839992" table:style-name="ce1">
            <text:p>34.90387757</text:p>
          </table:table-cell>
          <table:table-cell office:value-type="float" office:value="34.590435472799996" table:style-name="ce1">
            <text:p>34.59043547</text:p>
          </table:table-cell>
          <table:table-cell office:value-type="float" office:value="33.399448756399991" table:style-name="ce1">
            <text:p>33.39944876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3.925501454479992" table:style-name="ce1">
            <text:p>33.92550145</text:p>
          </table:table-cell>
          <table:table-cell office:value-type="float" office:value="34.014198033519989" table:style-name="ce1">
            <text:p>34.01419803</text:p>
          </table:table-cell>
          <table:table-cell office:value-type="float" office:value="27.843539927919998" table:style-name="ce1">
            <text:p>27.84353993</text:p>
          </table:table-cell>
          <table:table-cell office:value-type="float" office:value="28.674800919680003" table:style-name="ce1">
            <text:p>28.67480092</text:p>
          </table:table-cell>
          <table:table-cell office:value-type="float" office:value="34.832845685359999" table:style-name="ce1">
            <text:p>34.83284569</text:p>
          </table:table-cell>
          <table:table-cell office:value-type="float" office:value="16.183943673200002" table:style-name="ce1">
            <text:p>16.183943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199999" table:style-name="ce1">
            <text:p>2.576404807</text:p>
          </table:table-cell>
          <table:table-cell office:value-type="float" office:value="25.55570495592" table:style-name="ce1">
            <text:p>25.55570496</text:p>
          </table:table-cell>
          <table:table-cell office:value-type="float" office:value="28.287574032800002" table:style-name="ce1">
            <text:p>28.28757403</text:p>
          </table:table-cell>
          <table:table-cell office:value-type="float" office:value="22.387551211840005" table:style-name="ce1">
            <text:p>22.38755121</text:p>
          </table:table-cell>
          <table:table-cell office:value-type="float" office:value="24.66741708536" table:style-name="ce1">
            <text:p>24.667417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868782297399996" table:style-name="ce1">
            <text:p>41.8687823</text:p>
          </table:table-cell>
          <table:table-cell office:value-type="float" office:value="43.108219464250006" table:style-name="ce1">
            <text:p>43.10821946</text:p>
          </table:table-cell>
          <table:table-cell office:value-type="float" office:value="43.012258745299995" table:style-name="ce1">
            <text:p>43.01225875</text:p>
          </table:table-cell>
          <table:table-cell office:value-type="float" office:value="42.638208769999999" table:style-name="ce1">
            <text:p>42.63820877</text:p>
          </table:table-cell>
          <table:table-cell office:value-type="float" office:value="42.730452777949999" table:style-name="ce1">
            <text:p>42.73045278</text:p>
          </table:table-cell>
          <table:table-cell office:value-type="float" office:value="43.662300539849994" table:style-name="ce1">
            <text:p>43.66230054</text:p>
          </table:table-cell>
          <table:table-cell office:value-type="float" office:value="44.156687954499994" table:style-name="ce1">
            <text:p>44.15668795</text:p>
          </table:table-cell>
          <table:table-cell office:value-type="float" office:value="43.912959893849994" table:style-name="ce1">
            <text:p>43.91295989</text:p>
          </table:table-cell>
          <table:table-cell office:value-type="float" office:value="42.483880281149993" table:style-name="ce1">
            <text:p>42.48388028</text:p>
          </table:table-cell>
          <table:table-cell office:value-type="float" office:value="41.941322217549995" table:style-name="ce1">
            <text:p>41.94132222</text:p>
          </table:table-cell>
          <table:table-cell office:value-type="float" office:value="42.056254142299998" table:style-name="ce1">
            <text:p>42.05625414</text:p>
          </table:table-cell>
          <table:table-cell office:value-type="float" office:value="43.688885879899992" table:style-name="ce1">
            <text:p>43.68888588</text:p>
          </table:table-cell>
          <table:table-cell office:value-type="float" office:value="39.180571008449995" table:style-name="ce1">
            <text:p>39.18057101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42.512774406449999" table:style-name="ce1">
            <text:p>42.51277441</text:p>
          </table:table-cell>
          <table:table-cell office:value-type="float" office:value="41.205665749999994" table:style-name="ce1">
            <text:p>41.20566575</text:p>
          </table:table-cell>
          <table:table-cell office:value-type="float" office:value="40.817255653449998" table:style-name="ce1">
            <text:p>40.81725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31.039394160800004" table:style-name="ce1">
            <text:p>31.03939416</text:p>
          </table:table-cell>
          <table:table-cell office:value-type="float" office:value="32.575694643199995" table:style-name="ce1">
            <text:p>32.57569464</text:p>
          </table:table-cell>
          <table:table-cell office:value-type="float" office:value="29.428141730400004" table:style-name="ce1">
            <text:p>29.42814173</text:p>
          </table:table-cell>
          <table:table-cell office:value-type="float" office:value="29.373241865200001" table:style-name="ce1">
            <text:p>29.37324187</text:p>
          </table:table-cell>
          <table:table-cell office:value-type="float" office:value="30.460464714" table:style-name="ce1">
            <text:p>30.46046471</text:p>
          </table:table-cell>
          <table:table-cell office:value-type="float" office:value="31.617586871999997" table:style-name="ce1">
            <text:p>31.61758687</text:p>
          </table:table-cell>
          <table:table-cell office:value-type="float" office:value="23.257121720000001" table:style-name="ce1">
            <text:p>23.25712172</text:p>
          </table:table-cell>
          <table:table-cell office:value-type="float" office:value="33.3058312844" table:style-name="ce1">
            <text:p>33.30583128</text:p>
          </table:table-cell>
          <table:table-cell office:value-type="float" office:value="28.234501815600002" table:style-name="ce1">
            <text:p>28.23450182</text:p>
          </table:table-cell>
          <table:table-cell office:value-type="float" office:value="30.995733287600004" table:style-name="ce1">
            <text:p>30.99573329</text:p>
          </table:table-cell>
          <table:table-cell office:value-type="float" office:value="32.132568920399997" table:style-name="ce1">
            <text:p>32.13256892</text:p>
          </table:table-cell>
          <table:table-cell office:value-type="float" office:value="32.696969940799995" table:style-name="ce1">
            <text:p>32.69696994</text:p>
          </table:table-cell>
          <table:table-cell office:value-type="float" office:value="31.808002135999999" table:style-name="ce1">
            <text:p>31.80800214</text:p>
          </table:table-cell>
          <table:table-cell office:value-type="float" office:value="21.371137139999998" table:style-name="ce1">
            <text:p>21.371137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9783779035999984" table:style-name="ce1">
            <text:p>8.978377904</text:p>
          </table:table-cell>
          <table:table-cell office:value-type="float" office:value="10.5473923176" table:style-name="ce1">
            <text:p>10.54739232</text:p>
          </table:table-cell>
          <table:table-cell office:value-type="float" office:value="32.018392724000002" table:style-name="ce1">
            <text:p>32.01839272</text:p>
          </table:table-cell>
          <table:table-cell office:value-type="float" office:value="31.637853465200003" table:style-name="ce1">
            <text:p>31.63785347</text:p>
          </table:table-cell>
          <table:table-cell office:value-type="float" office:value="24.741565600799998" table:style-name="ce1">
            <text:p>24.7415656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223351734400005" table:style-name="ce1">
            <text:p>24.22335173</text:p>
          </table:table-cell>
          <table:table-cell office:value-type="float" office:value="24.471845994800002" table:style-name="ce1">
            <text:p>24.47184599</text:p>
          </table:table-cell>
          <table:table-cell office:value-type="float" office:value="24.305066407200002" table:style-name="ce1">
            <text:p>24.30506641</text:p>
          </table:table-cell>
          <table:table-cell office:value-type="float" office:value="24.125141636799999" table:style-name="ce1">
            <text:p>24.12514164</text:p>
          </table:table-cell>
          <table:table-cell office:value-type="float" office:value="24.105801830800001" table:style-name="ce1">
            <text:p>24.10580183</text:p>
          </table:table-cell>
          <table:table-cell office:value-type="float" office:value="24.397492167600003" table:style-name="ce1">
            <text:p>24.39749217</text:p>
          </table:table-cell>
          <table:table-cell office:value-type="float" office:value="24.488362525599999" table:style-name="ce1">
            <text:p>24.48836253</text:p>
          </table:table-cell>
          <table:table-cell office:value-type="float" office:value="24.531861015600001" table:style-name="ce1">
            <text:p>24.53186102</text:p>
          </table:table-cell>
          <table:table-cell office:value-type="float" office:value="24.448250560400002" table:style-name="ce1">
            <text:p>24.44825056</text:p>
          </table:table-cell>
          <table:table-cell office:value-type="float" office:value="24.345573603600002" table:style-name="ce1">
            <text:p>24.3455736</text:p>
          </table:table-cell>
          <table:table-cell office:value-type="float" office:value="24.115159352800003" table:style-name="ce1">
            <text:p>24.11515935</text:p>
          </table:table-cell>
          <table:table-cell office:value-type="float" office:value="24.179194322400001" table:style-name="ce1">
            <text:p>24.17919432</text:p>
          </table:table-cell>
          <table:table-cell office:value-type="float" office:value="24.233722978799999" table:style-name="ce1">
            <text:p>24.23372298</text:p>
          </table:table-cell>
          <table:table-cell office:value-type="float" office:value="24.470811678799997" table:style-name="ce1">
            <text:p>24.47081168</text:p>
          </table:table-cell>
          <table:table-cell office:value-type="float" office:value="25.129714915199997" table:style-name="ce1">
            <text:p>25.12971492</text:p>
          </table:table-cell>
          <table:table-cell office:value-type="float" office:value="25.131004601600001" table:style-name="ce1">
            <text:p>25.1310046</text:p>
          </table:table-cell>
          <table:table-cell office:value-type="float" office:value="25.048199614800005" table:style-name="ce1">
            <text:p>25.04819961</text:p>
          </table:table-cell>
          <table:table-cell office:value-type="float" office:value="24.579230297200002" table:style-name="ce1">
            <text:p>24.5792303</text:p>
          </table:table-cell>
          <table:table-cell office:value-type="float" office:value="24.494718872000004" table:style-name="ce1">
            <text:p>24.49471887</text:p>
          </table:table-cell>
          <table:table-cell office:value-type="float" office:value="24.495374426800002" table:style-name="ce1">
            <text:p>24.49537443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2:40:30Z</dc:date>
  </office:meta>
</office:document-meta>
</file>